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width="0cm" svg:stroke-color="#000000" draw:marker-start-width="0.2cm" draw:marker-end-width="0.2cm" svg:stroke-opacity="50%" draw:fill="solid" draw:fill-color="#000000" draw:opacity="100%" draw:textarea-horizontal-align="justify" draw:textarea-vertical-align="middle" draw:auto-grow-height="false" fo:min-height="1.164cm" fo:min-width="0.914cm" fo:padding-top="0.125cm" fo:padding-bottom="0.125cm" fo:padding-left="0.25cm" fo:padding-right="0.25cm" draw:shadow="hidden" draw:shadow-opacity="100%"/>
    </style:style>
    <style:style style:name="gr2" style:family="graphic" style:parent-style-name="standard">
      <style:graphic-properties draw:stroke="none" draw:stroke-dash="Ultrafine_20_Dotted_20__28_var_29_" svg:stroke-width="0cm" svg:stroke-color="#000000" draw:marker-start-width="0.2cm" draw:marker-end-width="0.2cm" draw:fill-color="#ffffff" draw:opacity="100%" draw:textarea-horizontal-align="justify" draw:textarea-vertical-align="middle" draw:auto-grow-height="false" fo:min-height="5.75cm" fo:min-width="0.5cm" draw:shadow-opacity="100%"/>
    </style:style>
    <style:style style:name="gr3" style:family="graphic" style:parent-style-name="standard">
      <style:graphic-properties draw:stroke="none" draw:stroke-dash="Ultrafine_20_Dotted_20__28_var_29_" svg:stroke-width="0cm" svg:stroke-color="#000000" draw:fill-color="#ffffff" draw:opacity="100%" draw:textarea-horizontal-align="justify" draw:textarea-vertical-align="middle" draw:auto-grow-height="false" fo:min-height="5.75cm" fo:min-width="0.5cm" draw:shadow-opacity="100%"/>
    </style:style>
    <style:style style:name="gr4" style:family="graphic" style:parent-style-name="standard">
      <style:graphic-properties draw:stroke="none" svg:stroke-color="#000000" draw:fill-color="#000000" draw:opacity="100%" draw:textarea-horizontal-align="justify" draw:textarea-vertical-align="middle" draw:auto-grow-height="false" fo:min-height="1.448cm" fo:min-width="1.198cm" draw:shadow="hidden" draw:shadow-opacity="100%"/>
    </style:style>
    <style:style style:name="gr5" style:family="graphic" style:parent-style-name="standard">
      <style:graphic-properties draw:stroke="none" draw:stroke-dash="Ultrafine_20_Dotted_20__28_var_29_" svg:stroke-width="0cm" svg:stroke-color="#000000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6" style:family="graphic" style:parent-style-name="standard">
      <style:graphic-properties draw:stroke="solid" draw:stroke-dash="Ultrafine_20_Dashed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-0.012cm" fo:padding-bottom="-0.012cm" fo:padding-left="-0.012cm" fo:padding-right="-0.012cm"/>
    </style:style>
    <style:style style:name="gr7" style:family="graphic" style:parent-style-name="standard">
      <style:graphic-properties draw:stroke="none" draw:stroke-dash="Ultrafine_20_Dashed" svg:stroke-color="#000000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8" style:family="graphic" style:parent-style-name="standard">
      <style:graphic-properties draw:stroke="solid" draw:stroke-dash="Ultrafine_20_Dashed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0cm" fo:padding-bottom="0cm" fo:padding-left="0cm" fo:padding-right="0cm"/>
    </style:style>
    <style:style style:name="gr9" style:family="graphic" style:parent-style-name="standard">
      <style:graphic-properties draw:stroke="solid" draw:stroke-dash="Ultrafine_20_Dashed" svg:stroke-width="0.05cm" svg:stroke-color="#000000" draw:marker-start-width="0.274cm" draw:marker-end-width="0.274cm" draw:fill-color="#ffff00" draw:textarea-horizontal-align="center" draw:textarea-vertical-align="middle" fo:padding-top="0.149cm" fo:padding-bottom="0.149cm" fo:padding-left="0.274cm" fo:padding-right="0.274cm"/>
    </style:style>
    <style:style style:name="P1" style:family="paragraph">
      <loext:graphic-properties draw:fill="solid" draw:fill-color="#000000" draw:opacity="100%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-color="#000000" draw:opacity="100%"/>
      <style:paragraph-properties fo:text-align="center"/>
    </style:style>
    <style:style style:name="P4" style:family="paragraph">
      <style:text-properties fo:font-size="7pt"/>
    </style:style>
    <style:style style:name="P5" style:family="paragraph">
      <loext:graphic-properties draw:fill="solid" draw:fill-color="#ffffff" draw:opacity="50%"/>
      <style:text-properties fo:font-size="7pt" fo:font-weight="bold" style:font-size-asian="10pt" style:font-weight-asian="bold" style:font-size-complex="10pt" style:font-weight-complex="bold"/>
    </style:style>
    <style:style style:name="P6" style:family="paragraph">
      <loext:graphic-properties draw:fill="solid" draw:fill-color="#ffffff" draw:opacity="50%"/>
      <style:text-properties fo:font-size="7pt" fo:font-weight="bold" style:font-size-asian="8pt" style:font-weight-asian="bold" style:font-size-complex="8pt" style:font-weight-complex="bold"/>
    </style:style>
    <style:style style:name="P7" style:family="paragraph">
      <loext:graphic-properties draw:fill="solid" draw:fill-color="#ffffff"/>
      <style:text-properties fo:font-size="7pt" fo:font-weight="bold" style:font-size-asian="10pt" style:font-weight-asian="bold" style:font-size-complex="10pt" style:font-weight-complex="bold"/>
    </style:style>
    <style:style style:name="P8" style:family="paragraph">
      <loext:graphic-properties draw:fill="solid" draw:fill-color="#ffffff"/>
      <style:text-properties fo:font-size="7pt" fo:font-weight="bold" style:font-size-asian="8pt" style:font-weight-asian="bold" style:font-size-complex="8pt" style:font-weight-complex="bold"/>
    </style:style>
    <style:style style:name="P9" style:family="paragraph">
      <style:text-properties fo:font-size="7pt" style:font-size-asian="8pt" style:font-size-complex="8pt"/>
    </style:style>
    <style:style style:name="P10" style:family="paragraph">
      <style:text-properties style:font-name="Liberation Sans2" fo:font-size="7pt" fo:font-style="normal" fo:font-weight="bold"/>
    </style:style>
    <style:style style:name="P11" style:family="paragraph">
      <loext:graphic-properties draw:fill="solid" draw:fill-color="#ffffff" draw:opacity="50%"/>
      <style:text-properties style:font-name="Liberation Sans2" fo:font-size="7pt" fo:font-style="normal" fo:font-weight="bold" style:font-size-asian="8pt" style:font-weight-asian="bold" style:font-size-complex="8pt" style:font-weight-complex="bold"/>
    </style:style>
    <style:style style:name="P12" style:family="paragraph">
      <loext:graphic-properties draw:fill="solid" draw:fill-color="#ffffff"/>
      <style:text-properties style:font-name="Liberation Sans2" fo:font-size="7pt" fo:font-style="normal" fo:font-weight="bold" style:font-size-asian="10pt" style:font-weight-asian="bold" style:font-size-complex="10pt" style:font-weight-complex="bold"/>
    </style:style>
    <style:style style:name="P13" style:family="paragraph">
      <loext:graphic-properties draw:fill="solid" draw:fill-color="#ffffff"/>
      <style:text-properties style:font-name="Liberation Sans2" fo:font-size="7pt" fo:font-style="normal" fo:font-weight="bold" style:font-size-asian="8pt" style:font-weight-asian="bold" style:font-size-complex="8pt" style:font-weight-complex="bold"/>
    </style:style>
    <style:style style:name="P14" style:family="paragraph">
      <loext:graphic-properties draw:fill-color="#ffff00"/>
      <style:paragraph-properties fo:text-align="center"/>
    </style:style>
    <style:style style:name="T1" style:family="text">
      <style:text-properties fo:font-size="8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weight="bold" style:font-size-asian="6pt" style:font-weight-asian="bold" style:font-size-complex="6pt" style:font-weight-complex="bold"/>
    </style:style>
    <style:style style:name="T3" style:family="text">
      <style:text-properties fo:font-weight="bold" style:font-size-asian="10pt" style:font-weight-asian="bold" style:font-size-complex="10pt" style:font-weight-complex="bold"/>
    </style:style>
    <style:style style:name="T4" style:family="text">
      <style:text-properties style:text-position="0% 100%" fo:font-weight="bold" style:font-size-asian="10pt" style:font-weight-asian="bold" style:font-size-complex="10pt" style:font-weight-complex="bold"/>
    </style:style>
    <style:style style:name="T5" style:family="text">
      <style:text-properties fo:font-weight="bold" style:font-size-asian="8pt" style:font-weight-asian="bold" style:font-size-complex="8pt" style:font-weight-complex="bold"/>
    </style:style>
    <style:style style:name="T6" style:family="text">
      <style:text-properties fo:font-weight="bold" style:font-size-asian="6pt" style:font-weight-asian="bold" style:font-size-complex="6pt" style:font-weight-complex="bold"/>
    </style:style>
    <style:style style:name="T7" style:family="text">
      <style:text-properties style:font-size-asian="6pt" style:font-weight-asian="bold" style:font-size-complex="6pt" style:font-weight-complex="bold"/>
    </style:style>
    <style:style style:name="T8" style:family="text">
      <style:text-properties style:font-size-asian="10pt" style:font-weight-asian="bold" style:font-size-complex="10pt" style:font-weight-complex="bold"/>
    </style:style>
    <style:style style:name="T9" style:family="text">
      <style:text-properties style:text-position="0% 100%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3.399cm" svg:height="1.999cm" svg:x="8.2cm" svg:y="9cm" svg:viewBox="0 0 13400 2000" svg:d="M800 1500h11800c55 0 100-45 100-100v-800c0-55-45-100-100-100h-11800c-55 0-100 45-100 100v800c0 55 45 100 100 100zM1000 0h11400c567 0 1000 433 1000 1000s-433 1000-1000 1000h-11400c-567 0-1000-433-1000-1000s433-1000 1000-1000z">
          <text:p/>
        </draw:path>
        <draw:custom-shape draw:style-name="gr2" draw:text-style-name="P2" draw:layer="layout" svg:width="1cm" svg:height="6cm" svg:x="7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6cm" svg:x="21.8cm" svg:y="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13.799cm" svg:height="2.399cm" svg:x="8cm" svg:y="8.8cm" svg:viewBox="0 0 13800 2400" svg:d="M1200 2300h11400c623 0 1100-477 1100-1100s-477-1100-1100-1100h-11400c-623 0-1100 477-1100 1100s477 1100 1100 1100zM1200 0h11400c680 0 1200 520 1200 1200s-520 1200-1200 1200h-11400c-680 0-1200-520-1200-1200s520-1200 1200-1200z">
          <text:p/>
        </draw:path>
        <draw:g>
          <draw:frame draw:style-name="gr5" draw:text-style-name="P5" draw:layer="layout" svg:width="0.8cm" svg:height="0.5cm" svg:x="20cm" svg:y="12.1cm">
            <draw:text-box>
              <text:p text:style-name="P4"><text:span text:style-name="T1">B12</text:span></text:p>
            </draw:text-box>
          </draw:frame>
          <draw:frame draw:style-name="gr5" draw:text-style-name="P6" draw:layer="layout" svg:width="0.8cm" svg:height="0.5cm" svg:x="9cm" svg:y="12.1cm">
            <draw:text-box>
              <text:p text:style-name="P4"><text:span text:style-name="T2">B1</text:span></text:p>
            </draw:text-box>
          </draw:frame>
          <draw:frame draw:style-name="gr5" draw:text-style-name="P6" draw:layer="layout" svg:width="0.8cm" svg:height="0.5cm" svg:x="10cm" svg:y="12.1cm">
            <draw:text-box>
              <text:p text:style-name="P4"><text:span text:style-name="T2">B2</text:span></text:p>
            </draw:text-box>
          </draw:frame>
          <draw:frame draw:style-name="gr5" draw:text-style-name="P6" draw:layer="layout" svg:width="0.8cm" svg:height="0.5cm" svg:x="11cm" svg:y="12.1cm">
            <draw:text-box>
              <text:p text:style-name="P4"><text:span text:style-name="T2">B3</text:span></text:p>
            </draw:text-box>
          </draw:frame>
          <draw:frame draw:style-name="gr5" draw:text-style-name="P6" draw:layer="layout" svg:width="0.8cm" svg:height="0.5cm" svg:x="12cm" svg:y="12.1cm">
            <draw:text-box>
              <text:p text:style-name="P4"><text:span text:style-name="T2">B4</text:span></text:p>
            </draw:text-box>
          </draw:frame>
          <draw:frame draw:style-name="gr5" draw:text-style-name="P6" draw:layer="layout" svg:width="0.8cm" svg:height="0.5cm" svg:x="13cm" svg:y="12.1cm">
            <draw:text-box>
              <text:p text:style-name="P4"><text:span text:style-name="T2">B5</text:span></text:p>
            </draw:text-box>
          </draw:frame>
          <draw:frame draw:style-name="gr5" draw:text-style-name="P6" draw:layer="layout" svg:width="0.8cm" svg:height="0.5cm" svg:x="14cm" svg:y="12.1cm">
            <draw:text-box>
              <text:p text:style-name="P4"><text:span text:style-name="T2">B6</text:span></text:p>
            </draw:text-box>
          </draw:frame>
          <draw:frame draw:style-name="gr5" draw:text-style-name="P6" draw:layer="layout" svg:width="0.8cm" svg:height="0.5cm" svg:x="15cm" svg:y="12.1cm">
            <draw:text-box>
              <text:p text:style-name="P4"><text:span text:style-name="T2">B7</text:span></text:p>
            </draw:text-box>
          </draw:frame>
          <draw:frame draw:style-name="gr5" draw:text-style-name="P6" draw:layer="layout" svg:width="0.8cm" svg:height="0.5cm" svg:x="16cm" svg:y="12.1cm">
            <draw:text-box>
              <text:p text:style-name="P4"><text:span text:style-name="T2">B8</text:span></text:p>
            </draw:text-box>
          </draw:frame>
          <draw:frame draw:style-name="gr5" draw:text-style-name="P6" draw:layer="layout" svg:width="0.8cm" svg:height="0.5cm" svg:x="17cm" svg:y="12.1cm">
            <draw:text-box>
              <text:p text:style-name="P4"><text:span text:style-name="T2">B9</text:span></text:p>
            </draw:text-box>
          </draw:frame>
          <draw:frame draw:style-name="gr5" draw:text-style-name="P6" draw:layer="layout" svg:width="0.8cm" svg:height="0.5cm" svg:x="18cm" svg:y="12.1cm">
            <draw:text-box>
              <text:p text:style-name="P4"><text:span text:style-name="T2">B10</text:span></text:p>
            </draw:text-box>
          </draw:frame>
          <draw:frame draw:style-name="gr5" draw:text-style-name="P6" draw:layer="layout" svg:width="0.8cm" svg:height="0.5cm" svg:x="19cm" svg:y="12.1cm">
            <draw:text-box>
              <text:p text:style-name="P4"><text:span text:style-name="T2">B11</text:span></text:p>
            </draw:text-box>
          </draw:frame>
        </draw:g>
        <draw:frame draw:style-name="gr6" draw:text-style-name="P7" draw:layer="layout" svg:width="0.8cm" svg:height="0.5cm" svg:x="19cm" svg:y="11.4cm">
          <draw:text-box>
            <text:p text:style-name="P4"><text:span text:style-name="T3">RX1+</text:span></text:p>
          </draw:text-box>
        </draw:frame>
        <draw:frame draw:style-name="gr6" draw:text-style-name="P7" draw:layer="layout" svg:width="0.8cm" svg:height="0.5cm" svg:x="18cm" svg:y="11.4cm">
          <draw:text-box>
            <text:p text:style-name="P4"><text:span text:style-name="T3">RX1-</text:span></text:p>
          </draw:text-box>
        </draw:frame>
        <draw:frame draw:style-name="gr6" draw:text-style-name="P8" draw:layer="layout" svg:width="0.8cm" svg:height="0.5cm" svg:x="12cm" svg:y="11.4cm">
          <draw:text-box>
            <text:p text:style-name="P4"><text:span text:style-name="T3">V</text:span><text:span text:style-name="T4">BUS</text:span></text:p>
          </draw:text-box>
        </draw:frame>
        <draw:frame draw:style-name="gr6" draw:text-style-name="P7" draw:layer="layout" svg:width="0.8cm" svg:height="0.5cm" svg:x="16cm" svg:y="11.4cm">
          <draw:text-box>
            <text:p text:style-name="P4"><text:span text:style-name="T3">SBU2</text:span></text:p>
          </draw:text-box>
        </draw:frame>
        <draw:frame draw:style-name="gr6" draw:text-style-name="P8" draw:layer="layout" svg:width="0.8cm" svg:height="0.5cm" svg:x="15cm" svg:y="11.4cm">
          <draw:text-box>
            <text:p text:style-name="P4"><text:span text:style-name="T6"/></text:p>
          </draw:text-box>
        </draw:frame>
        <draw:frame draw:style-name="gr6" draw:text-style-name="P8" draw:layer="layout" svg:width="0.8cm" svg:height="0.5cm" svg:x="14cm" svg:y="11.4cm">
          <draw:text-box>
            <text:p text:style-name="P4"><text:span text:style-name="T6"/></text:p>
          </draw:text-box>
        </draw:frame>
        <draw:frame draw:style-name="gr6" draw:text-style-name="P8" draw:layer="layout" svg:width="0.9cm" svg:height="0.5cm" svg:x="12.95cm" svg:y="11.4cm">
          <draw:text-box>
            <text:p text:style-name="P9"><text:span text:style-name="T5">V</text:span><text:span text:style-name="T6">CONN</text:span></text:p>
          </draw:text-box>
        </draw:frame>
        <draw:frame draw:style-name="gr6" draw:text-style-name="P8" draw:layer="layout" svg:width="0.8cm" svg:height="0.5cm" svg:x="11cm" svg:y="11.4cm">
          <draw:text-box>
            <text:p text:style-name="P4"><text:span text:style-name="T6">TX2-</text:span></text:p>
          </draw:text-box>
        </draw:frame>
        <draw:frame draw:style-name="gr6" draw:text-style-name="P8" draw:layer="layout" svg:width="0.8cm" svg:height="0.5cm" svg:x="17cm" svg:y="11.4cm">
          <draw:text-box>
            <text:p text:style-name="P4"><text:span text:style-name="T6">VBUS</text:span></text:p>
          </draw:text-box>
        </draw:frame>
        <draw:frame draw:style-name="gr6" draw:text-style-name="P8" draw:layer="layout" svg:width="0.8cm" svg:height="0.5cm" svg:x="10cm" svg:y="11.4cm">
          <draw:text-box>
            <text:p text:style-name="P4"><text:span text:style-name="T6">TX2+</text:span></text:p>
          </draw:text-box>
        </draw:frame>
        <draw:frame draw:style-name="gr6" draw:text-style-name="P7" draw:layer="layout" svg:width="0.8cm" svg:height="0.5cm" svg:x="9cm" svg:y="11.4cm">
          <draw:text-box>
            <text:p text:style-name="P4"><text:span text:style-name="T3">GND</text:span></text:p>
          </draw:text-box>
        </draw:frame>
        <draw:frame draw:style-name="gr6" draw:text-style-name="P8" draw:layer="layout" svg:width="0.8cm" svg:height="0.5cm" svg:x="20cm" svg:y="11.4cm">
          <draw:text-box>
            <text:p text:style-name="P4"><text:span text:style-name="T6">GND</text:span></text:p>
          </draw:text-box>
        </draw:frame>
        <draw:frame draw:style-name="gr7" draw:text-style-name="P11" draw:layer="layout" svg:width="0.8cm" svg:height="0.5cm" svg:x="20cm" svg:y="7.4cm">
          <draw:text-box>
            <text:p text:style-name="P10"><text:span text:style-name="T7">A1</text:span></text:p>
          </draw:text-box>
        </draw:frame>
        <draw:frame draw:style-name="gr7" draw:text-style-name="P11" draw:layer="layout" svg:width="0.8cm" svg:height="0.5cm" svg:x="19cm" svg:y="7.4cm">
          <draw:text-box>
            <text:p text:style-name="P10"><text:span text:style-name="T7">A2</text:span></text:p>
          </draw:text-box>
        </draw:frame>
        <draw:frame draw:style-name="gr7" draw:text-style-name="P11" draw:layer="layout" svg:width="0.8cm" svg:height="0.5cm" svg:x="18cm" svg:y="7.4cm">
          <draw:text-box>
            <text:p text:style-name="P10"><text:span text:style-name="T7">A3</text:span></text:p>
          </draw:text-box>
        </draw:frame>
        <draw:frame draw:style-name="gr7" draw:text-style-name="P11" draw:layer="layout" svg:width="0.8cm" svg:height="0.5cm" svg:x="17cm" svg:y="7.4cm">
          <draw:text-box>
            <text:p text:style-name="P10"><text:span text:style-name="T7">A4</text:span></text:p>
          </draw:text-box>
        </draw:frame>
        <draw:frame draw:style-name="gr7" draw:text-style-name="P11" draw:layer="layout" svg:width="0.8cm" svg:height="0.5cm" svg:x="16cm" svg:y="7.4cm">
          <draw:text-box>
            <text:p text:style-name="P10"><text:span text:style-name="T7">A5</text:span></text:p>
          </draw:text-box>
        </draw:frame>
        <draw:frame draw:style-name="gr7" draw:text-style-name="P11" draw:layer="layout" svg:width="0.8cm" svg:height="0.5cm" svg:x="15cm" svg:y="7.4cm">
          <draw:text-box>
            <text:p text:style-name="P10"><text:span text:style-name="T7">A6</text:span></text:p>
          </draw:text-box>
        </draw:frame>
        <draw:frame draw:style-name="gr7" draw:text-style-name="P11" draw:layer="layout" svg:width="0.8cm" svg:height="0.5cm" svg:x="14cm" svg:y="7.4cm">
          <draw:text-box>
            <text:p text:style-name="P10"><text:span text:style-name="T7">A7</text:span></text:p>
          </draw:text-box>
        </draw:frame>
        <draw:frame draw:style-name="gr7" draw:text-style-name="P11" draw:layer="layout" svg:width="0.8cm" svg:height="0.5cm" svg:x="13cm" svg:y="7.4cm">
          <draw:text-box>
            <text:p text:style-name="P10"><text:span text:style-name="T7">A8</text:span></text:p>
          </draw:text-box>
        </draw:frame>
        <draw:frame draw:style-name="gr7" draw:text-style-name="P11" draw:layer="layout" svg:width="0.8cm" svg:height="0.5cm" svg:x="12cm" svg:y="7.4cm">
          <draw:text-box>
            <text:p text:style-name="P10"><text:span text:style-name="T7">A9</text:span></text:p>
          </draw:text-box>
        </draw:frame>
        <draw:frame draw:style-name="gr7" draw:text-style-name="P11" draw:layer="layout" svg:width="0.8cm" svg:height="0.5cm" svg:x="11cm" svg:y="7.4cm">
          <draw:text-box>
            <text:p text:style-name="P10"><text:span text:style-name="T7">A10</text:span></text:p>
          </draw:text-box>
        </draw:frame>
        <draw:frame draw:style-name="gr7" draw:text-style-name="P11" draw:layer="layout" svg:width="0.8cm" svg:height="0.5cm" svg:x="10cm" svg:y="7.4cm">
          <draw:text-box>
            <text:p text:style-name="P10"><text:span text:style-name="T7">A11</text:span></text:p>
          </draw:text-box>
        </draw:frame>
        <draw:frame draw:style-name="gr7" draw:text-style-name="P11" draw:layer="layout" svg:width="0.8cm" svg:height="0.5cm" svg:x="9cm" svg:y="7.4cm">
          <draw:text-box>
            <text:p text:style-name="P10"><text:span text:style-name="T7">A12</text:span></text:p>
          </draw:text-box>
        </draw:frame>
        <draw:frame draw:style-name="gr8" draw:text-style-name="P12" draw:layer="layout" svg:width="0.8cm" svg:height="0.5cm" svg:x="18cm" svg:y="8.1cm">
          <draw:text-box>
            <text:p text:style-name="P10"><text:span text:style-name="T8">TX1-</text:span></text:p>
          </draw:text-box>
        </draw:frame>
        <draw:frame draw:style-name="gr8" draw:text-style-name="P12" draw:layer="layout" svg:width="0.8cm" svg:height="0.5cm" svg:x="17cm" svg:y="8.1cm">
          <draw:text-box>
            <text:p text:style-name="P10"><text:span text:style-name="T8">V</text:span><text:span text:style-name="T9">BUS</text:span></text:p>
          </draw:text-box>
        </draw:frame>
        <draw:frame draw:style-name="gr8" draw:text-style-name="P12" draw:layer="layout" svg:width="0.8cm" svg:height="0.5cm" svg:x="16cm" svg:y="8.1cm">
          <draw:text-box>
            <text:p text:style-name="P10"><text:span text:style-name="T8">CC1</text:span></text:p>
          </draw:text-box>
        </draw:frame>
        <draw:frame draw:style-name="gr8" draw:text-style-name="P13" draw:layer="layout" svg:width="0.8cm" svg:height="0.5cm" svg:x="15cm" svg:y="8.1cm">
          <draw:text-box>
            <text:p text:style-name="P10"><text:span text:style-name="T7">D+</text:span></text:p>
          </draw:text-box>
        </draw:frame>
        <draw:frame draw:style-name="gr8" draw:text-style-name="P13" draw:layer="layout" svg:width="0.8cm" svg:height="0.5cm" svg:x="14cm" svg:y="8.1cm">
          <draw:text-box>
            <text:p text:style-name="P10"><text:span text:style-name="T7">D-</text:span></text:p>
          </draw:text-box>
        </draw:frame>
        <draw:frame draw:style-name="gr8" draw:text-style-name="P13" draw:layer="layout" svg:width="0.8cm" svg:height="0.5cm" svg:x="13cm" svg:y="8.1cm">
          <draw:text-box>
            <text:p text:style-name="P10"><text:span text:style-name="T7">SBU1</text:span></text:p>
          </draw:text-box>
        </draw:frame>
        <draw:frame draw:style-name="gr8" draw:text-style-name="P13" draw:layer="layout" svg:width="0.8cm" svg:height="0.5cm" svg:x="11cm" svg:y="8.1cm">
          <draw:text-box>
            <text:p text:style-name="P10"><text:span text:style-name="T7">RX2-</text:span></text:p>
          </draw:text-box>
        </draw:frame>
        <draw:frame draw:style-name="gr8" draw:text-style-name="P13" draw:layer="layout" svg:width="0.8cm" svg:height="0.5cm" svg:x="12cm" svg:y="8.1cm">
          <draw:text-box>
            <text:p text:style-name="P10"><text:span text:style-name="T7">VBUS</text:span></text:p>
          </draw:text-box>
        </draw:frame>
        <draw:frame draw:style-name="gr8" draw:text-style-name="P13" draw:layer="layout" svg:width="0.8cm" svg:height="0.5cm" svg:x="10cm" svg:y="8.1cm">
          <draw:text-box>
            <text:p text:style-name="P10"><text:span text:style-name="T7">RX2+</text:span></text:p>
          </draw:text-box>
        </draw:frame>
        <draw:frame draw:style-name="gr8" draw:text-style-name="P12" draw:layer="layout" svg:width="0.8cm" svg:height="0.5cm" svg:x="19cm" svg:y="8.1cm">
          <draw:text-box>
            <text:p text:style-name="P10"><text:span text:style-name="T8">TX1+</text:span></text:p>
          </draw:text-box>
        </draw:frame>
        <draw:frame draw:style-name="gr8" draw:text-style-name="P12" draw:layer="layout" svg:width="0.8cm" svg:height="0.5cm" svg:x="9cm" svg:y="8.1cm">
          <draw:text-box>
            <text:p text:style-name="P10"><text:span text:style-name="T8">GND</text:span></text:p>
          </draw:text-box>
        </draw:frame>
        <draw:frame draw:style-name="gr8" draw:text-style-name="P13" draw:layer="layout" svg:width="0.8cm" svg:height="0.5cm" svg:x="20cm" svg:y="8.1cm">
          <draw:text-box>
            <text:p text:style-name="P10"><text:span text:style-name="T7">GND</text:span></text:p>
          </draw:text-box>
        </draw:frame>
        <draw:frame draw:style-name="gr8" draw:text-style-name="P12" draw:layer="layout" svg:width="0.8cm" svg:height="0.5cm" svg:x="9cm" svg:y="8.1cm">
          <draw:text-box>
            <text:p text:style-name="P10"><text:span text:style-name="T8">GND</text:span></text:p>
          </draw:text-box>
        </draw:frame>
        <draw:g>
          <draw:g>
            <draw:polygon draw:style-name="gr9" draw:text-style-name="P14" draw:layer="layout" svg:width="0.599cm" svg:height="0.249cm" svg:x="9.1cm" svg:y="9.5cm" svg:viewBox="0 0 600 250" draw:points="0,150 0,0 600,0 600,150 550,200 550,250 50,250 50,200">
              <text:p/>
            </draw:polygon>
            <draw:polygon draw:style-name="gr9" draw:text-style-name="P14" draw:layer="layout" svg:width="0.599cm" svg:height="0.249cm" svg:x="10.1cm" svg:y="9.5cm" svg:viewBox="0 0 600 250" draw:points="0,150 0,0 600,0 600,150 550,200 550,250 50,250 50,200">
              <text:p/>
            </draw:polygon>
            <draw:polygon draw:style-name="gr9" draw:text-style-name="P14" draw:layer="layout" svg:width="0.599cm" svg:height="0.249cm" svg:x="11.1cm" svg:y="9.5cm" svg:viewBox="0 0 600 250" draw:points="0,150 0,0 600,0 600,150 550,200 550,250 50,250 50,200">
              <text:p/>
            </draw:polygon>
          </draw:g>
          <draw:g>
            <draw:polygon draw:style-name="gr9" draw:text-style-name="P14" draw:layer="layout" svg:width="0.599cm" svg:height="0.249cm" svg:x="12.1cm" svg:y="9.5cm" svg:viewBox="0 0 600 250" draw:points="0,150 0,0 600,0 600,150 550,200 550,250 50,250 50,200">
              <text:p/>
            </draw:polygon>
            <draw:polygon draw:style-name="gr9" draw:text-style-name="P14" draw:layer="layout" svg:width="0.599cm" svg:height="0.249cm" svg:x="13.1cm" svg:y="9.5cm" svg:viewBox="0 0 600 250" draw:points="0,150 0,0 600,0 600,150 550,200 550,250 50,250 50,200">
              <text:p/>
            </draw:polygon>
            <draw:polygon draw:style-name="gr9" draw:text-style-name="P14" draw:layer="layout" svg:width="0.599cm" svg:height="0.249cm" svg:x="14.1cm" svg:y="9.5cm" svg:viewBox="0 0 600 250" draw:points="0,150 0,0 600,0 600,150 550,200 550,250 50,250 50,200">
              <text:p/>
            </draw:polygon>
          </draw:g>
        </draw:g>
        <draw:g>
          <draw:g>
            <draw:polygon draw:style-name="gr9" draw:text-style-name="P14" draw:layer="layout" svg:width="0.599cm" svg:height="0.249cm" svg:x="15.1cm" svg:y="9.5cm" svg:viewBox="0 0 600 250" draw:points="0,150 0,0 600,0 600,150 550,200 550,250 50,250 50,200">
              <text:p/>
            </draw:polygon>
            <draw:polygon draw:style-name="gr9" draw:text-style-name="P14" draw:layer="layout" svg:width="0.599cm" svg:height="0.249cm" svg:x="16.1cm" svg:y="9.5cm" svg:viewBox="0 0 600 250" draw:points="0,150 0,0 600,0 600,150 550,200 550,250 50,250 50,200">
              <text:p/>
            </draw:polygon>
            <draw:polygon draw:style-name="gr9" draw:text-style-name="P14" draw:layer="layout" svg:width="0.599cm" svg:height="0.249cm" svg:x="17.1cm" svg:y="9.5cm" svg:viewBox="0 0 600 250" draw:points="0,150 0,0 600,0 600,150 550,200 550,250 50,250 50,200">
              <text:p/>
            </draw:polygon>
          </draw:g>
          <draw:g>
            <draw:polygon draw:style-name="gr9" draw:text-style-name="P14" draw:layer="layout" svg:width="0.599cm" svg:height="0.249cm" svg:x="18.1cm" svg:y="9.5cm" svg:viewBox="0 0 600 250" draw:points="0,150 0,0 600,0 600,150 550,200 550,250 50,250 50,200">
              <text:p/>
            </draw:polygon>
            <draw:polygon draw:style-name="gr9" draw:text-style-name="P14" draw:layer="layout" svg:width="0.599cm" svg:height="0.249cm" svg:x="19.1cm" svg:y="9.5cm" svg:viewBox="0 0 600 250" draw:points="0,150 0,0 600,0 600,150 550,200 550,250 50,250 50,200">
              <text:p/>
            </draw:polygon>
            <draw:polygon draw:style-name="gr9" draw:text-style-name="P14" draw:layer="layout" svg:width="0.599cm" svg:height="0.249cm" svg:x="20.1cm" svg:y="9.5cm" svg:viewBox="0 0 600 250" draw:points="0,150 0,0 600,0 600,150 550,200 550,250 50,250 50,200">
              <text:p/>
            </draw:polygon>
          </draw:g>
        </draw:g>
        <draw:g>
          <draw:g>
            <draw:polygon draw:style-name="gr9" draw:text-style-name="P14" draw:layer="layout" svg:width="0.599cm" svg:height="0.249cm" draw:transform="rotate (-3.14159265358979) translate (9.7cm 10.5cm)" svg:viewBox="0 0 600 250" draw:points="600,150 600,0 0,0 0,150 50,200 50,250 550,250 550,200">
              <text:p/>
            </draw:polygon>
            <draw:polygon draw:style-name="gr9" draw:text-style-name="P14" draw:layer="layout" svg:width="0.599cm" svg:height="0.249cm" draw:transform="rotate (-3.14159265358979) translate (10.7cm 10.5cm)" svg:viewBox="0 0 600 250" draw:points="600,150 600,0 0,0 0,150 50,200 50,250 550,250 550,200">
              <text:p/>
            </draw:polygon>
            <draw:polygon draw:style-name="gr9" draw:text-style-name="P14" draw:layer="layout" svg:width="0.599cm" svg:height="0.249cm" draw:transform="rotate (-3.14159265358979) translate (11.7cm 10.5cm)" svg:viewBox="0 0 600 250" draw:points="600,150 600,0 0,0 0,150 50,200 50,250 550,250 550,200">
              <text:p/>
            </draw:polygon>
          </draw:g>
          <draw:g>
            <draw:polygon draw:style-name="gr9" draw:text-style-name="P14" draw:layer="layout" svg:width="0.599cm" svg:height="0.249cm" draw:transform="rotate (-3.14159265358979) translate (12.7cm 10.5cm)" svg:viewBox="0 0 600 250" draw:points="600,150 600,0 0,0 0,150 50,200 50,250 550,250 550,200">
              <text:p/>
            </draw:polygon>
            <draw:polygon draw:style-name="gr9" draw:text-style-name="P14" draw:layer="layout" svg:width="0.599cm" svg:height="0.249cm" draw:transform="rotate (-3.14159265358979) translate (13.7cm 10.5cm)" svg:viewBox="0 0 600 250" draw:points="600,150 600,0 0,0 0,150 50,200 50,250 550,250 550,200">
              <text:p/>
            </draw:polygon>
            <draw:polygon draw:style-name="gr9" draw:text-style-name="P14" draw:layer="layout" svg:width="0.599cm" svg:height="0.249cm" draw:transform="rotate (-3.14159265358979) translate (14.7cm 10.5cm)" svg:viewBox="0 0 600 250" draw:points="600,150 600,0 0,0 0,150 50,200 50,250 550,250 550,200">
              <text:p/>
            </draw:polygon>
          </draw:g>
        </draw:g>
        <draw:g>
          <draw:g>
            <draw:polygon draw:style-name="gr9" draw:text-style-name="P14" draw:layer="layout" svg:width="0.599cm" svg:height="0.249cm" draw:transform="rotate (-3.14159265358979) translate (15.7cm 10.5cm)" svg:viewBox="0 0 600 250" draw:points="600,150 600,0 0,0 0,150 50,200 50,250 550,250 550,200">
              <text:p/>
            </draw:polygon>
            <draw:polygon draw:style-name="gr9" draw:text-style-name="P14" draw:layer="layout" svg:width="0.599cm" svg:height="0.249cm" draw:transform="rotate (-3.14159265358979) translate (16.7cm 10.5cm)" svg:viewBox="0 0 600 250" draw:points="600,150 600,0 0,0 0,150 50,200 50,250 550,250 550,200">
              <text:p/>
            </draw:polygon>
            <draw:polygon draw:style-name="gr9" draw:text-style-name="P14" draw:layer="layout" svg:width="0.599cm" svg:height="0.249cm" draw:transform="rotate (-3.14159265358979) translate (17.7cm 10.5cm)" svg:viewBox="0 0 600 250" draw:points="600,150 600,0 0,0 0,150 50,200 50,250 550,250 550,200">
              <text:p/>
            </draw:polygon>
          </draw:g>
          <draw:g>
            <draw:polygon draw:style-name="gr9" draw:text-style-name="P14" draw:layer="layout" svg:width="0.599cm" svg:height="0.249cm" draw:transform="rotate (-3.14159265358979) translate (18.7cm 10.5cm)" svg:viewBox="0 0 600 250" draw:points="600,150 600,0 0,0 0,150 50,200 50,250 550,250 550,200">
              <text:p/>
            </draw:polygon>
            <draw:polygon draw:style-name="gr9" draw:text-style-name="P14" draw:layer="layout" svg:width="0.599cm" svg:height="0.249cm" draw:transform="rotate (-3.14159265358979) translate (19.7cm 10.5cm)" svg:viewBox="0 0 600 250" draw:points="600,150 600,0 0,0 0,150 50,200 50,250 550,250 550,200">
              <text:p/>
            </draw:polygon>
            <draw:polygon draw:style-name="gr9" draw:text-style-name="P14" draw:layer="layout" svg:width="0.599cm" svg:height="0.249cm" draw:transform="rotate (-3.14159265358979) translate (20.7cm 10.5cm)" svg:viewBox="0 0 600 250" draw:points="600,150 600,0 0,0 0,150 50,200 50,250 550,250 550,200">
              <text:p/>
            </draw:polygon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2T16:32:25.811000000</meta:creation-date>
    <dc:date>2016-10-30T20:41:13.162000000</dc:date>
    <meta:editing-duration>PT11H45M41S</meta:editing-duration>
    <meta:editing-cycles>110</meta:editing-cycles>
    <meta:generator>LibreOffice/5.1.5.2$Windows_x86 LibreOffice_project/7a864d8825610a8c07cfc3bc01dd4fce6a9447e5</meta:generator>
    <meta:document-statistic meta:object-count="90"/>
  </office:meta>
</office:document-meta>
</file>